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90000018DC5C11344464957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354cm" svg:x="0.055cm" svg:y="0.25cm">
          <draw:image xlink:href="Pictures/10000000000003A90000018DC5C11344464957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6T14:36:02.100000000</dc:date>
    <meta:editing-duration>PT2M12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